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00" style:font-name="Calibri" fo:font-size="11pt" fo:language="ru" fo:country="RU" style:font-size-asian="11pt" style:font-size-complex="11pt"/>
    </style:style>
    <style:style style:name="P3" style:family="paragraph" style:parent-style-name="Standard" style:list-style-name="L1">
      <style:text-properties fo:color="#000000" style:font-name="Calibri" fo:font-size="11pt" fo:language="ru" fo:country="RU" fo:font-style="normal" style:font-size-asian="11pt" style:font-style-asian="normal" style:font-size-complex="11pt" style:font-style-complex="normal"/>
    </style:style>
    <style:style style:name="P4" style:family="paragraph" style:parent-style-name="Standard" style:list-style-name="L1">
      <style:text-properties fo:color="#000000" style:font-name="Calibri" fo:font-size="11pt" fo:language="ru" fo:country="RU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 style:list-style-name="L1">
      <style:text-properties fo:color="#000000" style:font-name="Calibri" fo:font-size="11.5pt" fo:language="ru" fo:country="RU" style:font-size-asian="11.5pt" style:font-size-complex="11.5pt"/>
    </style:style>
    <style:style style:name="P6" style:family="paragraph" style:parent-style-name="Standard" style:list-style-name="L1">
      <style:text-properties fo:color="#000000"/>
    </style:style>
    <style:style style:name="P7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style:font-name="Calibri" fo:font-size="11.5pt" fo:font-style="normal" style:font-size-asian="11.5pt" style:font-style-asian="normal" style:font-size-complex="11.5pt" style:font-style-complex="normal"/>
    </style:style>
    <style:style style:name="P8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fo:font-style="normal" fo:font-weight="normal" style:font-name-asian="Times New Roman" style:font-size-asian="11.5pt" style:language-asian="ru" style:country-asian="RU" style:font-style-asian="normal" style:font-weight-asian="normal" style:font-name-complex="Times New Roman" style:font-size-complex="11.5pt" style:font-style-complex="normal" style:font-weight-complex="normal"/>
    </style:style>
    <style:style style:name="P9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fo:font-style="normal" style:text-underline-style="none" fo:font-weight="normal" style:font-name-asian="Times New Roman" style:font-size-asian="11.5pt" style:language-asian="ru" style:country-asian="RU" style:font-style-asian="normal" style:font-weight-asian="normal" style:font-name-complex="Times New Roman" style:font-size-complex="11.5pt" style:font-style-complex="normal" style:font-weight-complex="normal"/>
    </style:style>
    <style:style style:name="P10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fo:font-style="normal" style:font-size-asian="11.5pt" style:font-style-asian="normal" style:font-size-complex="11.5pt" style:font-style-complex="normal"/>
    </style:style>
    <style:style style:name="P11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fo:font-style="normal" style:font-name-asian="Times New Roman" style:font-size-asian="11.5pt" style:language-asian="ru" style:country-asian="RU" style:font-style-asian="normal" style:font-name-complex="Times New Roman" style:font-size-complex="11.5pt" style:font-style-complex="normal"/>
    </style:style>
    <style:style style:name="P12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fo:font-style="italic" style:text-underline-style="none" fo:font-weight="normal" style:font-name-asian="Times New Roman" style:font-size-asian="11.5pt" style:language-asian="ru" style:country-asian="RU" style:font-style-asian="italic" style:font-weight-asian="normal" style:font-name-complex="Times New Roman" style:font-size-complex="11.5pt" style:font-style-complex="italic" style:font-weight-complex="normal"/>
    </style:style>
    <style:style style:name="P13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fo:font-style="italic" style:font-name-asian="Times New Roman" style:font-size-asian="11.5pt" style:language-asian="ru" style:country-asian="RU" style:font-style-asian="italic" style:font-name-complex="Times New Roman" style:font-size-complex="11.5pt" style:font-style-complex="italic"/>
    </style:style>
    <style:style style:name="P14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.5pt" fo:language="en" fo:country="US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5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2pt" fo:language="ru" fo:country="RU" fo:font-style="italic" fo:font-weight="normal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P16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2pt" fo:language="ru" fo:country="RU" fo:font-style="italic" style:text-underline-style="none" fo:font-weight="normal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P17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2pt" fo:language="ru" fo:country="RU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18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2pt" fo:language="ru" fo:country="RU" fo:font-style="normal" style:text-underline-style="none" fo:font-weight="normal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2pt" fo:language="en" fo:country="US" fo:font-style="italic" style:text-underline-style="none" fo:font-weight="normal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21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pt" fo:language="ru" fo:country="RU" fo:font-style="normal" style:text-underline-style="none" fo:font-weight="normal" style:font-name-asian="Times New Roman" style:font-size-asian="11pt" style:language-asian="ru" style:country-asian="RU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pt" fo:language="ru" fo:country="RU" fo:font-style="normal" fo:font-weight="normal" style:font-name-asian="Times New Roman" style:font-size-asian="11pt" style:language-asian="ru" style:country-asian="RU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 style:list-style-name="L1">
      <style:paragraph-properties fo:margin-top="0.049cm" fo:margin-bottom="0.049cm" fo:line-height="100%" fo:text-align="start" style:justify-single-word="false"/>
      <style:text-properties fo:color="#000000" style:font-name="Calibri" fo:font-size="11pt" fo:language="en" fo:country="US" fo:font-style="normal" style:text-underline-style="none" fo:font-weight="normal" style:font-name-asian="Times New Roman" style:font-size-asian="11pt" style:language-asian="ru" style:country-asian="RU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font-name="Calibri" fo:font-size="11pt" fo:language="ru" fo:country="RU" style:font-size-asian="11pt" style:font-size-complex="11pt"/>
    </style:style>
    <style:style style:name="T2" style:family="text">
      <style:text-properties style:font-name="Calibri" fo:font-size="11pt" fo:language="ru" fo:country="RU" fo:font-style="normal" style:font-size-asian="11pt" style:font-style-asian="normal" style:font-size-complex="11pt" style:font-style-complex="normal"/>
    </style:style>
    <style:style style:name="T3" style:family="text">
      <style:text-properties style:font-name-asian="Times New Roman" style:language-asian="ru" style:country-asian="RU" style:font-name-complex="Times New Roman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" style:language-asian="ru" style:country-asian="RU" style:font-name-complex="Times New Roman"/>
    </style:style>
    <style:style style:name="T6" style:family="text">
      <style:text-properties fo:color="#ff0000" fo:language="ru" fo:country="RU" style:font-name-asian="Times New Roman" style:language-asian="ru" style:country-asian="RU" style:font-name-complex="Times New Roman"/>
    </style:style>
    <style:style style:name="T7" style:family="text">
      <style:text-properties fo:color="#ff0000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text-underline-style="none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fo:language="ru" fo:country="RU" style:text-underline-style="none" fo:font-weight="normal" style:font-name-asian="Times New Roman" style:language-asian="ru" style:country-asian="RU" style:font-weight-asian="normal" style:font-name-complex="Times New Roman" style:font-weight-complex="normal"/>
    </style:style>
    <style:style style:name="T11" style:family="text">
      <style:text-properties fo:color="#000000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12" style:family="text">
      <style:text-properties fo:color="#000000" fo:language="en" fo:country="US" fo:font-weight="normal" style:font-name-asian="Times New Roman" style:language-asian="ru" style:country-asian="RU" style:font-weight-asian="normal" style:font-name-complex="Times New Roman" style:font-weight-complex="normal"/>
    </style:style>
    <style:style style:name="T13" style:family="text">
      <style:text-properties fo:color="#000000" style:font-name="Calibri" fo:font-size="11pt" fo:language="ru" fo:country="RU" style:font-size-asian="11pt" style:font-size-complex="11pt"/>
    </style:style>
    <style:style style:name="T14" style:family="text">
      <style:text-properties fo:color="#000000" style:font-name="Calibri" fo:font-size="11pt" fo:language="en" fo:country="US" style:font-size-asian="11pt" style:font-size-complex="11pt"/>
    </style:style>
    <style:style style:name="T15" style:family="text">
      <style:text-properties fo:color="#000000" style:font-name="Calibri" fo:font-size="11pt" fo:language="en" fo:country="US" fo:font-style="normal" style:text-underline-style="none" fo:font-weight="normal" style:font-name-asian="Times New Roman" style:font-size-asian="11pt" style:language-asian="ru" style:country-asian="RU" style:font-style-asian="normal" style:font-weight-asian="normal" style:font-name-complex="Times New Roman" style:font-size-complex="11pt" style:font-style-complex="normal" style:font-weight-complex="normal"/>
    </style:style>
    <style:style style:name="T16" style:family="text">
      <style:text-properties fo:font-style="italic" fo:font-weight="normal" style:font-name-asian="Times New Roman" style:language-asian="ru" style:country-asian="RU" style:font-style-asian="italic" style:font-weight-asian="normal" style:font-name-complex="Times New Roman" style:font-style-complex="italic" style:font-weight-complex="normal"/>
    </style:style>
    <style:style style:name="T17" style:family="text">
      <style:text-properties fo:font-weight="normal" style:font-name-asian="Times New Roman" style:language-asian="ru" style:country-asian="RU" style:font-weight-asian="normal" style:font-name-complex="Times New Roman" style:font-weight-complex="normal"/>
    </style:style>
    <style:style style:name="T18" style:family="text">
      <style:text-properties fo:font-style="normal" style:font-name-asian="Times New Roman" style:language-asian="ru" style:country-asian="RU" style:font-style-asian="normal" style:font-name-complex="Times New Roman" style:font-style-complex="normal"/>
    </style:style>
    <style:style style:name="T19" style:family="text">
      <style:text-properties fo:font-style="normal" style:text-underline-style="none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647882" text:style-name="L1">
        <text:list-item>
          <text:p text:style-name="P7"><text:span text:style-name="T10">Задача</text:span><text:span text:style-name="T11"> на абсолютно упругий/неупругий удар.</text:span></text:p>
          <text:p text:style-name="P8">Закон сохранения импульса — импульс замкнутой системы тел остается неизменным.</text:p>
          <text:p text:style-name="P8">Закон сохранения энергии — в замкнутой системе, в которой действуют консервативные силы механическая энергия сохраняется.</text:p>
          <text:p text:style-name="P7"><text:span text:style-name="T12">II </text:span><text:span text:style-name="T11">закон Ньютона</text:span><text:span text:style-name="T7"> </text:span><text:span text:style-name="T11">— ускорение, с которым движется тело под действием силы, прямопропорционально этой силе и сонаправлено с ней.</text:span></text:p>
          <text:p text:style-name="P8"><draw:frame draw:style-name="fr1" draw:name="Объект32" text:anchor-type="as-char" svg:width="1.214cm" svg:height="1.05cm" draw:z-index="0"><draw:object xlink:href="./Object 1" xlink:type="simple" xlink:show="embed" xlink:actuate="onLoad"/><draw:image xlink:href="./ObjectReplacements/Object 1" xlink:type="simple" xlink:show="embed" xlink:actuate="onLoad"/>
      </draw:frame></text:p>
        </text:list-item>
        <text:list-item>
          <text:p text:style-name="P9">Задача на плавание тел, судов или воздухоплавание. </text:p>
        </text:list-item>
        <text:list-item>
          <text:p text:style-name="P8">Задача на закон сохранения энергии для тел, движущихся прямолинейно. </text:p>
          <text:p text:style-name="P8">Закон сохранения энергии — в замкнутой системе, в которой действуют консервативные силы, <text:tab/>механическая энергия сохраняется.</text:p>
          <text:p text:style-name="P14"><text:span text:style-name="T3">II </text:span><text:span text:style-name="T5">закон Ньютона</text:span><text:span text:style-name="T6"> </text:span><text:span text:style-name="T5">— ускорение, с которым движется тело под действием силы, прямопропорционально этой силе и сонаправлено с ней.</text:span></text:p>
          <text:p text:style-name="P8"><draw:frame draw:style-name="fr1" draw:name="Объект56" text:anchor-type="as-char" svg:width="1.214cm" svg:height="1.05cm" draw:z-index="1"><draw:object xlink:href="./Object 2" xlink:type="simple" xlink:show="embed" xlink:actuate="onLoad"/><draw:image xlink:href="./ObjectReplacements/Object 2" xlink:type="simple" xlink:show="embed" xlink:actuate="onLoad"/>
       <svg:desc>формула</svg:desc>
      </draw:frame></text:p>
          <text:p text:style-name="P9">Кинематика</text:p>
        </text:list-item>
        <text:list-item>
          <text:p text:style-name="P15">Задача на работу, мощность и/или КПД. </text:p>
          <text:p text:style-name="P2">Работа — физическая величина, равная скалярному произведению вектора скорости и вектора перемещения.</text:p>
          <text:p text:style-name="P2"><draw:frame draw:style-name="fr1" draw:name="Объект49" text:anchor-type="as-char" svg:width="7.93cm" svg:height="0.536cm" draw:z-index="2"><draw:object xlink:href="./Object 4" xlink:type="simple" xlink:show="embed" xlink:actuate="onLoad"/><draw:image xlink:href="./ObjectReplacements/Object 4" xlink:type="simple" xlink:show="embed" xlink:actuate="onLoad"/>
       <svg:desc>формула</svg:desc>
      </draw:frame></text:p>
          <text:p text:style-name="P2">Средняя мощность — физическая величина, равная отношению работы ко времени ее совершения.</text:p>
          <text:p text:style-name="P2"><draw:frame draw:style-name="fr1" draw:name="Объект50" text:anchor-type="as-char" svg:width="1.924cm" svg:height="0.997cm" draw:z-index="3"><draw:object xlink:href="./Object 5" xlink:type="simple" xlink:show="embed" xlink:actuate="onLoad"/><draw:image xlink:href="./ObjectReplacements/Object 5" xlink:type="simple" xlink:show="embed" xlink:actuate="onLoad"/>
       <svg:desc>формула</svg:desc>
      </draw:frame></text:p>
          <text:p text:style-name="P2">Мгновенная мощность — физическая величина, равная пределу отношения работы к промежутку времени, в течение которого она была совершена, при условии, что этот промежуток времени стремиться к нулю.</text:p>
          <text:p text:style-name="P2"><draw:frame draw:style-name="fr1" draw:name="Объект51" text:anchor-type="as-char" svg:width="2.469cm" svg:height="0.998cm" draw:z-index="4"><draw:object xlink:href="./Object 6" xlink:type="simple" xlink:show="embed" xlink:actuate="onLoad"/><draw:image xlink:href="./ObjectReplacements/Object 6" xlink:type="simple" xlink:show="embed" xlink:actuate="onLoad"/>
       <svg:desc>формула</svg:desc>
      </draw:frame><draw:frame draw:style-name="fr1" draw:name="Объект52" text:anchor-type="as-char" svg:width="2.997cm" svg:height="0.998cm" draw:z-index="6"><draw:object xlink:href="./Object 7" xlink:type="simple" xlink:show="embed" xlink:actuate="onLoad"/><draw:image xlink:href="./ObjectReplacements/Object 7" xlink:type="simple" xlink:show="embed" xlink:actuate="onLoad"/>
      </draw:frame><draw:frame draw:style-name="fr2" draw:name="Объект65" text:anchor-type="char" svg:x="15.639cm" svg:y="0.734cm" svg:width="2.016cm" svg:height="1.124cm" draw:z-index="5"><draw:object xlink:href="./Object 3" xlink:type="simple" xlink:show="embed" xlink:actuate="onLoad"/><draw:image xlink:href="./ObjectReplacements/Object 3" xlink:type="simple" xlink:show="embed" xlink:actuate="onLoad"/>
      </draw:frame></text:p>
          <text:p text:style-name="P2">Коэффициент полезного действия (КПД) — физическая величина, равная отношению «полезной» работы к «совершенной» работе.</text:p>
        </text:list-item>
        <text:list-item>
          <text:p text:style-name="P12">Задача на статику под действием параллельных сил. </text:p>
        </text:list-item>
        <text:list-item>
          <text:p text:style-name="P16">Задача на статику под действием непараллельных сил. </text:p>
        </text:list-item>
        <text:list-item>
          <text:p text:style-name="P16">Задача на сообщающиеся сосуды. </text:p>
        </text:list-item>
        <text:list-item>
          <text:p text:style-name="P17">Задача на закон сохранения энергии для тел, движущихся по окружности. </text:p>
          <text:p text:style-name="P6"><text:span text:style-name="T1">Второй закон Ньютона — ускорение, с которым движется тело под действием силы, прямопропорционально этой силе и сонаправлено с ней.</text:span><text:span text:style-name="T1"><draw:frame draw:style-name="fr1" draw:name="Объект1" text:anchor-type="as-char" svg:width="0.958cm" svg:height="0.781cm" draw:z-index="13"><draw:object xlink:href="./Object 8" xlink:type="simple" xlink:show="embed" xlink:actuate="onLoad"/><draw:image xlink:href="./ObjectReplacements/Object 8" xlink:type="simple" xlink:show="embed" xlink:actuate="onLoad"/>
       </draw:frame></text:span></text:p>
          <text:p text:style-name="P6"><text:span text:style-name="T1">Основное уравнение динамики — </text:span><text:span text:style-name="T2"><draw:frame draw:style-name="fr1" draw:name="Объект33" text:anchor-type="as-char" svg:width="2.125cm" svg:height="1.139cm" draw:z-index="14"><draw:object xlink:href="./Object 9" xlink:type="simple" xlink:show="embed" xlink:actuate="onLoad"/><draw:image xlink:href="./ObjectReplacements/Object 9" xlink:type="simple" xlink:show="embed" xlink:actuate="onLoad"/>
       </draw:frame></text:span></text:p>
          <text:p text:style-name="P3">Закон сохранения полной механической энергии — в замкнутой системе, в которой действуют консервативные силы, механическая энергия сохраняется.</text:p>
          <text:p text:style-name="P21">N в верхней точке равно 0 + геометрия</text:p>
        </text:list-item>
        <text:list-item>
          <text:p text:style-name="P13">Задача на закон сложения скоростей. </text:p>
          <text:p text:style-name="P10"><text:span text:style-name="T3">Закон сложения скоростей — </text:span><text:span text:style-name="T16">Абсолютная скорость равна векторной сумме относительной и <text:tab/>переносной скоростей.</text:span><text:span text:style-name="T17"><draw:frame draw:style-name="fr1" draw:name="Объект29" text:anchor-type="as-char" svg:width="3.101cm" svg:height="0.575cm" draw:z-index="21"><draw:object xlink:href="./Object 16" xlink:type="simple" xlink:show="embed" xlink:actuate="onLoad"/><draw:image xlink:href="./ObjectReplacements/Object 16" xlink:type="simple" xlink:show="embed" xlink:actuate="onLoad"/>
       </draw:frame></text:span></text:p>
          <text:p text:style-name="P8">Кинематика</text:p>
          <text:p text:style-name="P8"><draw:frame draw:style-name="fr1" draw:name="Объект30" text:anchor-type="as-char" svg:width="3.584cm" svg:height="1.609cm" draw:z-index="23"><draw:object xlink:href="./Object 17" xlink:type="simple" xlink:show="embed" xlink:actuate="onLoad"/><draw:image xlink:href="./ObjectReplacements/Object 17" xlink:type="simple" xlink:show="embed" xlink:actuate="onLoad"/>
       <svg:desc>формула</svg:desc>
      </draw:frame></text:p>
          <text:p text:style-name="P9"><text:soft-page-break/><draw:frame draw:style-name="fr1" draw:name="Объект31" text:anchor-type="as-char" svg:width="2.113cm" svg:height="1.06cm" draw:z-index="7"><draw:object xlink:href="./Object 10" xlink:type="simple" xlink:show="embed" xlink:actuate="onLoad"/><draw:image xlink:href="./ObjectReplacements/Object 10" xlink:type="simple" xlink:show="embed" xlink:actuate="onLoad"/>
       <svg:desc>формула</svg:desc>
      </draw:frame> <draw:frame draw:style-name="fr1" draw:name="Объект2" text:anchor-type="as-char" svg:width="4.574cm" svg:height="1.182cm" draw:z-index="8"><draw:object xlink:href="./Object 11" xlink:type="simple" xlink:show="embed" xlink:actuate="onLoad"/><draw:image xlink:href="./ObjectReplacements/Object 11" xlink:type="simple" xlink:show="embed" xlink:actuate="onLoad"/>
       <svg:desc>формула</svg:desc>
      </draw:frame> <draw:frame draw:style-name="fr1" draw:name="Объект3" text:anchor-type="as-char" svg:width="2.448cm" svg:height="1.062cm" draw:z-index="9"><draw:object xlink:href="./Object 12" xlink:type="simple" xlink:show="embed" xlink:actuate="onLoad"/><draw:image xlink:href="./ObjectReplacements/Object 12" xlink:type="simple" xlink:show="embed" xlink:actuate="onLoad"/>
       <svg:desc>формула</svg:desc>
      </draw:frame><text:span text:style-name="T8"> <text:s/></text:span><text:span text:style-name="T8"><draw:frame draw:style-name="fr1" draw:name="Объект34" text:anchor-type="as-char" svg:width="5.449cm" svg:height="1.164cm" draw:z-index="10"><draw:object xlink:href="./Object 13" xlink:type="simple" xlink:show="embed" xlink:actuate="onLoad"/><draw:image xlink:href="./ObjectReplacements/Object 13" xlink:type="simple" xlink:show="embed" xlink:actuate="onLoad"/>
        <svg:desc>формула</svg:desc>
       </draw:frame></text:span><text:span text:style-name="T8"> </text:span><text:span text:style-name="T8"><draw:frame draw:style-name="fr1" draw:name="Объект35" text:anchor-type="as-char" svg:width="5.276cm" svg:height="1.122cm" draw:z-index="11"><draw:object xlink:href="./Object 14" xlink:type="simple" xlink:show="embed" xlink:actuate="onLoad"/><draw:image xlink:href="./ObjectReplacements/Object 14" xlink:type="simple" xlink:show="embed" xlink:actuate="onLoad"/>
        <svg:desc>формула</svg:desc>
       </draw:frame></text:span><text:span text:style-name="T8"> </text:span><text:span text:style-name="T8"><draw:frame draw:style-name="fr1" draw:name="Объект36" text:anchor-type="as-char" svg:width="3.293cm" svg:height="1.122cm" draw:z-index="12"><draw:object xlink:href="./Object 15" xlink:type="simple" xlink:show="embed" xlink:actuate="onLoad"/><draw:image xlink:href="./ObjectReplacements/Object 15" xlink:type="simple" xlink:show="embed" xlink:actuate="onLoad"/>
        <svg:desc>формула</svg:desc>
       </draw:frame></text:span></text:p>
        </text:list-item>
        <text:list-item>
          <text:p text:style-name="P17">Задача на кинематику равноускоренного движения. </text:p>
          <text:p text:style-name="P22">Кинематика</text:p>
          <text:p text:style-name="P22"><draw:frame draw:style-name="fr1" draw:name="Объект10" text:anchor-type="as-char" svg:width="3.584cm" svg:height="1.609cm" draw:z-index="27"><draw:object xlink:href="./Object 24" xlink:type="simple" xlink:show="embed" xlink:actuate="onLoad"/><draw:image xlink:href="./ObjectReplacements/Object 24" xlink:type="simple" xlink:show="embed" xlink:actuate="onLoad"/>
       <svg:desc>формула</svg:desc>
      </draw:frame></text:p>
          <text:p text:style-name="P18"><text:span text:style-name="T8"><draw:frame draw:style-name="fr1" draw:name="Объект4" text:anchor-type="as-char" svg:width="2.113cm" svg:height="1.06cm" draw:z-index="15"><draw:object xlink:href="./Object 18" xlink:type="simple" xlink:show="embed" xlink:actuate="onLoad"/><draw:image xlink:href="./ObjectReplacements/Object 18" xlink:type="simple" xlink:show="embed" xlink:actuate="onLoad"/>
        <svg:desc>формула</svg:desc>
       </draw:frame></text:span><text:span text:style-name="T8"> </text:span><text:span text:style-name="T8"><draw:frame draw:style-name="fr1" draw:name="Объект5" text:anchor-type="as-char" svg:width="4.574cm" svg:height="1.182cm" draw:z-index="16"><draw:object xlink:href="./Object 19" xlink:type="simple" xlink:show="embed" xlink:actuate="onLoad"/><draw:image xlink:href="./ObjectReplacements/Object 19" xlink:type="simple" xlink:show="embed" xlink:actuate="onLoad"/>
        <svg:desc>формула</svg:desc>
       </draw:frame></text:span><text:span text:style-name="T8"> </text:span><text:span text:style-name="T8"><draw:frame draw:style-name="fr1" draw:name="Объект6" text:anchor-type="as-char" svg:width="2.448cm" svg:height="1.062cm" draw:z-index="17"><draw:object xlink:href="./Object 20" xlink:type="simple" xlink:show="embed" xlink:actuate="onLoad"/><draw:image xlink:href="./ObjectReplacements/Object 20" xlink:type="simple" xlink:show="embed" xlink:actuate="onLoad"/>
        <svg:desc>формула</svg:desc>
       </draw:frame></text:span><text:span text:style-name="T8"> <text:s/></text:span><text:span text:style-name="T8"><draw:frame draw:style-name="fr1" draw:name="Объект7" text:anchor-type="as-char" svg:width="5.449cm" svg:height="1.164cm" draw:z-index="18"><draw:object xlink:href="./Object 21" xlink:type="simple" xlink:show="embed" xlink:actuate="onLoad"/><draw:image xlink:href="./ObjectReplacements/Object 21" xlink:type="simple" xlink:show="embed" xlink:actuate="onLoad"/>
        <svg:desc>формула</svg:desc>
       </draw:frame></text:span><text:span text:style-name="T8"> </text:span><text:span text:style-name="T8"><draw:frame draw:style-name="fr1" draw:name="Объект8" text:anchor-type="as-char" svg:width="5.276cm" svg:height="1.122cm" draw:z-index="19"><draw:object xlink:href="./Object 22" xlink:type="simple" xlink:show="embed" xlink:actuate="onLoad"/><draw:image xlink:href="./ObjectReplacements/Object 22" xlink:type="simple" xlink:show="embed" xlink:actuate="onLoad"/>
        <svg:desc>формула</svg:desc>
       </draw:frame></text:span><text:span text:style-name="T8"> </text:span><text:span text:style-name="T8"><draw:frame draw:style-name="fr1" draw:name="Объект9" text:anchor-type="as-char" svg:width="3.293cm" svg:height="1.122cm" draw:z-index="20"><draw:object xlink:href="./Object 23" xlink:type="simple" xlink:show="embed" xlink:actuate="onLoad"/><draw:image xlink:href="./ObjectReplacements/Object 23" xlink:type="simple" xlink:show="embed" xlink:actuate="onLoad"/>
        <svg:desc>формула</svg:desc>
       </draw:frame></text:span></text:p>
        </text:list-item>
        <text:list-item>
          <text:p text:style-name="P19">Задача на кинематику свободных гармонических незатухающих колебаний. </text:p>
        </text:list-item>
        <text:list-item>
          <text:p text:style-name="P17">Задача на кинематику равноускоренного вращения абсолютно твердого тела. </text:p>
          <text:p text:style-name="P2"><draw:frame draw:style-name="fr1" draw:name="Объект27" text:anchor-type="as-char" svg:width="5.226cm" svg:height="0.746cm" draw:z-index="24"><draw:object xlink:href="./Object 26" xlink:type="simple" xlink:show="embed" xlink:actuate="onLoad"/><draw:image xlink:href="./ObjectReplacements/Object 26" xlink:type="simple" xlink:show="embed" xlink:actuate="onLoad"/>
       <svg:desc>формула</svg:desc>
      </draw:frame></text:p>
          <text:p text:style-name="P2">Нормальное ускорение</text:p>
          <text:p text:style-name="P2"><draw:frame draw:style-name="fr1" draw:name="Объект11" text:anchor-type="as-char" svg:width="7.234cm" svg:height="1.118cm" draw:z-index="25"><draw:object xlink:href="./Object 27" xlink:type="simple" xlink:show="embed" xlink:actuate="onLoad"/><draw:image xlink:href="./ObjectReplacements/Object 27" xlink:type="simple" xlink:show="embed" xlink:actuate="onLoad"/>
       <svg:desc>формула</svg:desc>
      </draw:frame></text:p>
          <text:p text:style-name="P2">Тангенциальное ускорение</text:p>
          <text:p text:style-name="P2"><draw:frame draw:style-name="fr1" draw:name="Объект37" text:anchor-type="as-char" svg:width="8.543cm" svg:height="1.014cm" draw:z-index="26"><draw:object xlink:href="./Object 28" xlink:type="simple" xlink:show="embed" xlink:actuate="onLoad"/><draw:image xlink:href="./ObjectReplacements/Object 28" xlink:type="simple" xlink:show="embed" xlink:actuate="onLoad"/>
       <svg:desc>формула</svg:desc>
      </draw:frame></text:p>
          <text:p text:style-name="P4">Основные уравнения кинематики равноускоренного (равнозамедленного) вращения</text:p>
          <text:p text:style-name="P23"><text:span text:style-name="T4"><draw:frame draw:style-name="fr1" draw:name="Объект38" text:anchor-type="as-char" svg:width="3.688cm" svg:height="1.625cm" draw:z-index="22"><draw:object xlink:href="./Object 25" xlink:type="simple" xlink:show="embed" xlink:actuate="onLoad"/><draw:image xlink:href="./ObjectReplacements/Object 25" xlink:type="simple" xlink:show="embed" xlink:actuate="onLoad"/>
        <svg:desc>формула</svg:desc>
       </draw:frame></text:span><text:span text:style-name="T4"> </text:span></text:p>
        </text:list-item>
        <text:list-item>
          <text:p text:style-name="P16">Задача на движение связанных тел. </text:p>
        </text:list-item>
        <text:list-item>
          <text:p text:style-name="P20">Задача на динамику движения тела по горизонтальной поверхности с трением. </text:p>
        </text:list-item>
        <text:list-item>
          <text:p text:style-name="P2">Второй закон Ньютона — ускорение, с которым движется тело под действием силы, прямопропорционально этой силе и сонаправлено с ней.<text:span text:style-name="T18"><draw:frame draw:style-name="fr1" draw:name="Объект12" text:anchor-type="as-char" svg:width="0.958cm" svg:height="0.781cm" draw:z-index="28"><draw:object xlink:href="./Object 29" xlink:type="simple" xlink:show="embed" xlink:actuate="onLoad"/><draw:image xlink:href="./ObjectReplacements/Object 29" xlink:type="simple" xlink:show="embed" xlink:actuate="onLoad"/>
        <svg:desc>формула</svg:desc>
       </draw:frame></text:span></text:p>
          <text:p text:style-name="P2">Закон Кулона-Амонтона — максимальное значение сила трения покоя прямо пропорционально модулю силы реакции опоры.<draw:frame draw:style-name="fr1" draw:name="Объект13" text:anchor-type="as-char" svg:width="7.992cm" svg:height="0.531cm" draw:z-index="29"><draw:object xlink:href="./Object 30" xlink:type="simple" xlink:show="embed" xlink:actuate="onLoad"/><draw:image xlink:href="./ObjectReplacements/Object 30" xlink:type="simple" xlink:show="embed" xlink:actuate="onLoad"/>
      </draw:frame></text:p>
          <text:p text:style-name="P2">Сила трения скольжения<text:span text:style-name="T18"><draw:frame draw:style-name="fr1" draw:name="Объект14" text:anchor-type="as-char" svg:width="2.993cm" svg:height="0.531cm" draw:z-index="30"><draw:object xlink:href="./Object 31" xlink:type="simple" xlink:show="embed" xlink:actuate="onLoad"/><draw:image xlink:href="./ObjectReplacements/Object 31" xlink:type="simple" xlink:show="embed" xlink:actuate="onLoad"/>
       </draw:frame></text:span></text:p>
          <text:p text:style-name="P21">Кинематика</text:p>
        </text:list-item>
        <text:list-item>
          <text:p text:style-name="P20">Задача на движение тела, брошенного под углом к горизонту. </text:p>
          <text:p text:style-name="P22">Кинематика</text:p>
          <text:p text:style-name="P22"><draw:frame draw:style-name="fr1" draw:name="Объект21" text:anchor-type="as-char" svg:width="3.584cm" svg:height="1.609cm" draw:z-index="37"><draw:object xlink:href="./Object 38" xlink:type="simple" xlink:show="embed" xlink:actuate="onLoad"/><draw:image xlink:href="./ObjectReplacements/Object 38" xlink:type="simple" xlink:show="embed" xlink:actuate="onLoad"/>
      </draw:frame></text:p>
          <text:p text:style-name="P18"><text:s/><draw:frame draw:style-name="fr1" draw:name="Объект15" text:anchor-type="as-char" svg:width="2.113cm" svg:height="1.06cm" draw:z-index="31"><draw:object xlink:href="./Object 32" xlink:type="simple" xlink:show="embed" xlink:actuate="onLoad"/><draw:image xlink:href="./ObjectReplacements/Object 32" xlink:type="simple" xlink:show="embed" xlink:actuate="onLoad"/>
       <svg:desc>формула</svg:desc>
      </draw:frame> <draw:frame draw:style-name="fr1" draw:name="Объект16" text:anchor-type="as-char" svg:width="4.574cm" svg:height="1.182cm" draw:z-index="32"><draw:object xlink:href="./Object 33" xlink:type="simple" xlink:show="embed" xlink:actuate="onLoad"/><draw:image xlink:href="./ObjectReplacements/Object 33" xlink:type="simple" xlink:show="embed" xlink:actuate="onLoad"/>
       <svg:desc>формула</svg:desc>
      </draw:frame> <draw:frame draw:style-name="fr1" draw:name="Объект17" text:anchor-type="as-char" svg:width="2.448cm" svg:height="1.062cm" draw:z-index="33"><draw:object xlink:href="./Object 34" xlink:type="simple" xlink:show="embed" xlink:actuate="onLoad"/><draw:image xlink:href="./ObjectReplacements/Object 34" xlink:type="simple" xlink:show="embed" xlink:actuate="onLoad"/>
       <svg:desc>формула</svg:desc>
      </draw:frame><text:span text:style-name="T8"> <text:s/></text:span><text:span text:style-name="T8"><draw:frame draw:style-name="fr1" draw:name="Объект18" text:anchor-type="as-char" svg:width="5.449cm" svg:height="1.164cm" draw:z-index="34"><draw:object xlink:href="./Object 35" xlink:type="simple" xlink:show="embed" xlink:actuate="onLoad"/><draw:image xlink:href="./ObjectReplacements/Object 35" xlink:type="simple" xlink:show="embed" xlink:actuate="onLoad"/>
        <svg:desc>формула</svg:desc>
       </draw:frame></text:span><text:span text:style-name="T8"> </text:span><text:span text:style-name="T8"><draw:frame draw:style-name="fr1" draw:name="Объект19" text:anchor-type="as-char" svg:width="5.276cm" svg:height="1.122cm" draw:z-index="35"><draw:object xlink:href="./Object 36" xlink:type="simple" xlink:show="embed" xlink:actuate="onLoad"/><draw:image xlink:href="./ObjectReplacements/Object 36" xlink:type="simple" xlink:show="embed" xlink:actuate="onLoad"/>
        <svg:desc>формула</svg:desc>
       </draw:frame></text:span><text:span text:style-name="T8"> </text:span><text:span text:style-name="T8"><draw:frame draw:style-name="fr1" draw:name="Объект20" text:anchor-type="as-char" svg:width="3.293cm" svg:height="1.122cm" draw:z-index="36"><draw:object xlink:href="./Object 37" xlink:type="simple" xlink:show="embed" xlink:actuate="onLoad"/><draw:image xlink:href="./ObjectReplacements/Object 37" xlink:type="simple" xlink:show="embed" xlink:actuate="onLoad"/>
        <svg:desc>формула</svg:desc>
       </draw:frame></text:span></text:p>
        </text:list-item>
        <text:list-item>
          <text:p text:style-name="P20">Задача на динамику равномерного движения по окружности.</text:p>
          <text:p text:style-name="P1"><text:span text:style-name="T13"><draw:frame draw:style-name="fr1" draw:name="Объект22" text:anchor-type="as-char" svg:width="1.861cm" svg:height="1.035cm" draw:z-index="38"><draw:object xlink:href="./Object 40" xlink:type="simple" xlink:show="embed" xlink:actuate="onLoad"/><draw:image xlink:href="./ObjectReplacements/Object 40" xlink:type="simple" xlink:show="embed" xlink:actuate="onLoad"/>
        <svg:desc>формула</svg:desc>
       </draw:frame></text:span><text:span text:style-name="T14"><draw:frame draw:style-name="fr1" draw:name="Объект23" text:anchor-type="as-char" svg:width="1.9cm" svg:height="0.997cm" draw:z-index="39"><draw:object xlink:href="./Object 41" xlink:type="simple" xlink:show="embed" xlink:actuate="onLoad"/><draw:image xlink:href="./ObjectReplacements/Object 41" xlink:type="simple" xlink:show="embed" xlink:actuate="onLoad"/>
       </draw:frame></text:span><text:span text:style-name="T13"><draw:frame draw:style-name="fr1" draw:name="Объект24" text:anchor-type="as-char" svg:width="1.224cm" svg:height="0.998cm" draw:z-index="40"><draw:object xlink:href="./Object 42" xlink:type="simple" xlink:show="embed" xlink:actuate="onLoad"/><draw:image xlink:href="./ObjectReplacements/Object 42" xlink:type="simple" xlink:show="embed" xlink:actuate="onLoad"/>
       </draw:frame></text:span><text:span text:style-name="T15"><draw:frame draw:style-name="fr1" draw:name="Объект28" text:anchor-type="as-char" svg:width="2.432cm" svg:height="0.997cm" draw:z-index="41"><draw:object xlink:href="./Object 39" xlink:type="simple" xlink:show="embed" xlink:actuate="onLoad"/><draw:image xlink:href="./ObjectReplacements/Object 39" xlink:type="simple" xlink:show="embed" xlink:actuate="onLoad"/>
       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808cm" fo:margin-left="0.953cm" fo:margin-right="1.0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04T13:36:32.69</meta:creation-date>
    <dc:date>2017-03-12T09:26:27.58</dc:date>
    <meta:editing-duration>P2DT16H1M3S</meta:editing-duration>
    <meta:editing-cycles>5</meta:editing-cycles>
    <meta:generator>OpenOffice.org/3.3$Win32 OpenOffice.org_project/330m20$Build-9567</meta:generator>
    <meta:document-statistic meta:table-count="0" meta:image-count="0" meta:object-count="42" meta:page-count="2" meta:paragraph-count="57" meta:word-count="385" meta:character-count="2915"/>
  </office:meta>
</office:document-meta>
</file>

<file path=Object 1/content.xml><?xml version="1.0" encoding="utf-8"?>
<math xmlns="http://www.w3.org/1998/Math/MathML">
  <semantics>
    <mrow>
      <mover accent="true">
        <mi>a</mi>
        <mo stretchy="false">⃗</mo>
      </mover>
      <mo stretchy="false">=</mo>
      <mfrac>
        <mover accent="true">
          <mi>F</mi>
          <mo stretchy="false">⃗</mo>
        </mover>
        <mi>m</mi>
      </mfrac>
    </mrow>
    <annotation encoding="StarMath 5.0">vec a = vec F over m</annotation>
  </semantics>
</math>
</file>

<file path=Object 10/content.xml><?xml version="1.0" encoding="utf-8"?>
<math xmlns="http://www.w3.org/1998/Math/MathML">
  <semantics>
    <mrow>
      <mi>t</mi>
      <mo stretchy="false">=</mo>
      <mfrac>
        <mi>x</mi>
        <mrow>
          <msub>
            <mi>v</mi>
            <mn>0</mn>
          </msub>
          <mi>cos</mi>
          <mo stretchy="false">α</mo>
        </mrow>
      </mfrac>
    </mrow>
    <annotation encoding="StarMath 5.0">t= {x}over{v_0 cos %ialpha}</annotation>
  </semantics>
</math>
</file>

<file path=Object 11/content.xml><?xml version="1.0" encoding="utf-8"?>
<math xmlns="http://www.w3.org/1998/Math/MathML">
  <semantics>
    <mrow>
      <mrow>
        <mi>y</mi>
        <mo stretchy="false">=</mo>
        <mrow>
          <mi>h</mi>
          <mo stretchy="false">+</mo>
          <mi>x</mi>
        </mrow>
      </mrow>
      <mi mathvariant="italic">tg</mi>
      <mrow>
        <mo stretchy="false">α</mo>
        <mo stretchy="false">−</mo>
        <mfrac>
          <mrow>
            <mi>g</mi>
            <msup>
              <mi>x</mi>
              <mn>2</mn>
            </msup>
          </mrow>
          <mrow>
            <mn>2</mn>
            <msubsup>
              <mi>v</mi>
              <mn>0</mn>
              <mn>2</mn>
            </msubsup>
            <msup>
              <mi>cos</mi>
              <mn>2</mn>
            </msup>
            <mo stretchy="false">α</mo>
          </mrow>
        </mfrac>
      </mrow>
    </mrow>
    <annotation encoding="StarMath 5.0">y= h+ x tg %ialpha - {g x^2}over{2 v_0 ^2 cos^2 %ialpha }</annotation>
  </semantics>
</math>
</file>

<file path=Object 12/content.xml><?xml version="1.0" encoding="utf-8"?>
<math xmlns="http://www.w3.org/1998/Math/MathML">
  <semantics>
    <mrow>
      <msub>
        <mi>t</mi>
        <mi mathvariant="italic">под</mi>
      </msub>
      <mo stretchy="false">=</mo>
      <mfrac>
        <mrow>
          <msub>
            <mi>v</mi>
            <mn>0</mn>
          </msub>
          <mi>sin</mi>
          <mo stretchy="false">α</mo>
        </mrow>
        <mi>g</mi>
      </mfrac>
    </mrow>
    <annotation encoding="StarMath 5.0">t_под = {v_0 sin %ialpha}over {g}</annotation>
  </semantics>
</math>
</file>

<file path=Object 13/content.xml><?xml version="1.0" encoding="utf-8"?>
<math xmlns="http://www.w3.org/1998/Math/MathML">
  <semantics>
    <mrow>
      <msub>
        <mi>t</mi>
        <mi mathvariant="italic">пол</mi>
      </msub>
      <mo stretchy="false">=</mo>
      <mfrac>
        <mrow>
          <msub>
            <mi>v</mi>
            <mn>0</mn>
          </msub>
          <mi>sin</mi>
          <mrow>
            <mo stretchy="false">α</mo>
            <mo stretchy="false">+</mo>
            <msqrt>
              <mrow>
                <msubsup>
                  <mi>v</mi>
                  <mn>0</mn>
                  <mn>2</mn>
                </msubsup>
                <msup>
                  <mi>sin</mi>
                  <mn>2</mn>
                </msup>
                <mrow>
                  <mo stretchy="false">α</mo>
                  <mo stretchy="false">+</mo>
                  <mn>2gh</mn>
                </mrow>
              </mrow>
            </msqrt>
          </mrow>
        </mrow>
        <mi>g</mi>
      </mfrac>
    </mrow>
    <annotation encoding="StarMath 5.0">t_пол = {v_0 sin %ialpha + sqrt {v_0 ^2 sin ^2 %ialpha +2gh}}over{g}</annotation>
  </semantics>
</math>
</file>

<file path=Object 14/content.xml><?xml version="1.0" encoding="utf-8"?>
<math xmlns="http://www.w3.org/1998/Math/MathML">
  <semantics>
    <mrow>
      <mrow>
        <mi>l</mi>
        <mo stretchy="false">=</mo>
        <mfrac>
          <mrow>
            <mn>2</mn>
            <msubsup>
              <mi>v</mi>
              <mn>0</mn>
              <mn>2</mn>
            </msubsup>
            <mi>sin</mi>
            <mo stretchy="false">α</mo>
            <mi>cos</mi>
            <mo stretchy="false">α</mo>
          </mrow>
          <mi>g</mi>
        </mfrac>
      </mrow>
      <mo stretchy="false">=</mo>
      <mfrac>
        <mrow>
          <msubsup>
            <mi>v</mi>
            <mn>0</mn>
            <mn>2</mn>
          </msubsup>
          <mi>sin</mi>
          <mn>2</mn>
          <mo stretchy="false">α</mo>
        </mrow>
        <mi>g</mi>
      </mfrac>
    </mrow>
    <annotation encoding="StarMath 5.0">l = {2 v^2_0 sin %ialpha cos %ialpha }over{g} = {v^2_0 sin 2 %ialpha  }over{g}</annotation>
  </semantics>
</math>
</file>

<file path=Object 15/content.xml><?xml version="1.0" encoding="utf-8"?>
<math xmlns="http://www.w3.org/1998/Math/MathML">
  <semantics>
    <mrow>
      <msub>
        <mi>h</mi>
        <mi mathvariant="italic">max</mi>
      </msub>
      <mo stretchy="false">=</mo>
      <mrow>
        <mi>h</mi>
        <mo stretchy="false">+</mo>
        <mfrac>
          <mrow>
            <msubsup>
              <mi>v</mi>
              <mn>0</mn>
              <mn>2</mn>
            </msubsup>
            <msup>
              <mi>sin</mi>
              <mn>2</mn>
            </msup>
            <mo stretchy="false">α</mo>
          </mrow>
          <mrow>
            <mn>2</mn>
            <mi>g</mi>
          </mrow>
        </mfrac>
      </mrow>
    </mrow>
    <annotation encoding="StarMath 5.0">h_max = h+ {v_0 ^2 sin ^2 %ialpha}over{2 g}</annotation>
  </semantics>
</math>
</file>

<file path=Object 16/content.xml><?xml version="1.0" encoding="utf-8"?>
<math xmlns="http://www.w3.org/1998/Math/MathML">
  <semantics>
    <mstyle mathsize="13pt">
      <mrow>
        <mstyle mathvariant="bold">
          <mrow>
            <mrow>
              <msub>
                <mover accent="true">
                  <mi>v</mi>
                  <mo stretchy="false">⃗</mo>
                </mover>
                <mi mathvariant="italic">абс</mi>
              </msub>
              <mo stretchy="false">=</mo>
              <mrow>
                <msub>
                  <mover accent="true">
                    <mi>v</mi>
                    <mo stretchy="false">⃗</mo>
                  </mover>
                  <mi mathvariant="italic">отн</mi>
                </msub>
                <mo stretchy="false">+</mo>
                <msub>
                  <mover accent="true">
                    <mi>u</mi>
                    <mo stretchy="false">⃗</mo>
                  </mover>
                  <mi mathvariant="italic">пер</mi>
                </msub>
              </mrow>
            </mrow>
          </mrow>
        </mstyle>
      </mrow>
    </mstyle>
    <annotation encoding="StarMath 5.0">size 13 {bold { {vec v}_абс = {vec v}_отн +{vec u} _пер}}</annotation>
  </semantics>
</math>
</file>

<file path=Object 17/content.xml><?xml version="1.0" encoding="utf-8"?>
<math xmlns="http://www.w3.org/1998/Math/MathML">
  <semantics>
    <mstyle mathvariant="bold">
      <mrow>
        <mtable>
          <mtr>
            <mtd>
              <mrow>
                <mover accent="true">
                  <mi>r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+</mo>
                    <mover accent="true">
                      <msub>
                        <mi>v</mi>
                        <mn>0</mn>
                      </msub>
                      <mo stretchy="false">⃗</mo>
                    </mover>
                  </mrow>
                </mrow>
                <mrow>
                  <mi>t</mi>
                  <mo stretchy="false">+</mo>
                  <mfrac>
                    <mrow>
                      <mover accent="true">
                        <mi>a</mi>
                        <mo stretchy="false">⃗</mo>
                      </mover>
                      <msup>
                        <mi>t</mi>
                        <mn>2</mn>
                      </msup>
                    </mrow>
                    <mn>2</mn>
                  </mfrac>
                </mrow>
              </mrow>
            </mtd>
          </mtr>
          <mtr>
            <mtd>
              <mrow>
                <mover accent="true">
                  <mi>v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v</mi>
                        <mn>0</mn>
                      </msub>
                      <mo stretchy="false">⃗</mo>
                    </mover>
                    <mo stretchy="false">+</mo>
                    <mover accent="true">
                      <mi>a</mi>
                      <mo stretchy="false">⃗</mo>
                    </mover>
                  </mrow>
                </mrow>
                <mi>t</mi>
              </mrow>
            </mtd>
          </mtr>
        </mtable>
      </mrow>
    </mstyle>
    <annotation encoding="StarMath 5.0">{bold {binom {vec r(t)=vec r_0 + vec v_0 t +{vec a t^2}over 2}  {vec v(t)=vec v_0 +vec a t}}}</annotation>
  </semantics>
</math>
</file>

<file path=Object 18/content.xml><?xml version="1.0" encoding="utf-8"?>
<math xmlns="http://www.w3.org/1998/Math/MathML">
  <semantics>
    <mrow>
      <mi>t</mi>
      <mo stretchy="false">=</mo>
      <mfrac>
        <mi>x</mi>
        <mrow>
          <msub>
            <mi>v</mi>
            <mn>0</mn>
          </msub>
          <mi>cos</mi>
          <mo stretchy="false">α</mo>
        </mrow>
      </mfrac>
    </mrow>
    <annotation encoding="StarMath 5.0">t= {x}over{v_0 cos %ialpha}</annotation>
  </semantics>
</math>
</file>

<file path=Object 19/content.xml><?xml version="1.0" encoding="utf-8"?>
<math xmlns="http://www.w3.org/1998/Math/MathML">
  <semantics>
    <mrow>
      <mrow>
        <mi>y</mi>
        <mo stretchy="false">=</mo>
        <mrow>
          <mi>h</mi>
          <mo stretchy="false">+</mo>
          <mi>x</mi>
        </mrow>
      </mrow>
      <mi mathvariant="italic">tg</mi>
      <mrow>
        <mo stretchy="false">α</mo>
        <mo stretchy="false">−</mo>
        <mfrac>
          <mrow>
            <mi>g</mi>
            <msup>
              <mi>x</mi>
              <mn>2</mn>
            </msup>
          </mrow>
          <mrow>
            <mn>2</mn>
            <msubsup>
              <mi>v</mi>
              <mn>0</mn>
              <mn>2</mn>
            </msubsup>
            <msup>
              <mi>cos</mi>
              <mn>2</mn>
            </msup>
            <mo stretchy="false">α</mo>
          </mrow>
        </mfrac>
      </mrow>
    </mrow>
    <annotation encoding="StarMath 5.0">y= h+ x tg %ialpha - {g x^2}over{2 v_0 ^2 cos^2 %ialpha }</annotation>
  </semantics>
</math>
</file>

<file path=Object 2/content.xml><?xml version="1.0" encoding="utf-8"?>
<math xmlns="http://www.w3.org/1998/Math/MathML">
  <semantics>
    <mrow>
      <mover accent="true">
        <mi>a</mi>
        <mo stretchy="false">⃗</mo>
      </mover>
      <mo stretchy="false">=</mo>
      <mfrac>
        <mover accent="true">
          <mi>F</mi>
          <mo stretchy="false">⃗</mo>
        </mover>
        <mi>m</mi>
      </mfrac>
    </mrow>
    <annotation encoding="StarMath 5.0">vec a = vec F over m</annotation>
  </semantics>
</math>
</file>

<file path=Object 20/content.xml><?xml version="1.0" encoding="utf-8"?>
<math xmlns="http://www.w3.org/1998/Math/MathML">
  <semantics>
    <mrow>
      <msub>
        <mi>t</mi>
        <mi mathvariant="italic">под</mi>
      </msub>
      <mo stretchy="false">=</mo>
      <mfrac>
        <mrow>
          <msub>
            <mi>v</mi>
            <mn>0</mn>
          </msub>
          <mi>sin</mi>
          <mo stretchy="false">α</mo>
        </mrow>
        <mi>g</mi>
      </mfrac>
    </mrow>
    <annotation encoding="StarMath 5.0">t_под = {v_0 sin %ialpha}over {g}</annotation>
  </semantics>
</math>
</file>

<file path=Object 21/content.xml><?xml version="1.0" encoding="utf-8"?>
<math xmlns="http://www.w3.org/1998/Math/MathML">
  <semantics>
    <mrow>
      <msub>
        <mi>t</mi>
        <mi mathvariant="italic">пол</mi>
      </msub>
      <mo stretchy="false">=</mo>
      <mfrac>
        <mrow>
          <msub>
            <mi>v</mi>
            <mn>0</mn>
          </msub>
          <mi>sin</mi>
          <mrow>
            <mo stretchy="false">α</mo>
            <mo stretchy="false">+</mo>
            <msqrt>
              <mrow>
                <msubsup>
                  <mi>v</mi>
                  <mn>0</mn>
                  <mn>2</mn>
                </msubsup>
                <msup>
                  <mi>sin</mi>
                  <mn>2</mn>
                </msup>
                <mrow>
                  <mo stretchy="false">α</mo>
                  <mo stretchy="false">+</mo>
                  <mn>2gh</mn>
                </mrow>
              </mrow>
            </msqrt>
          </mrow>
        </mrow>
        <mi>g</mi>
      </mfrac>
    </mrow>
    <annotation encoding="StarMath 5.0">t_пол = {v_0 sin %ialpha + sqrt {v_0 ^2 sin ^2 %ialpha +2gh}}over{g}</annotation>
  </semantics>
</math>
</file>

<file path=Object 22/content.xml><?xml version="1.0" encoding="utf-8"?>
<math xmlns="http://www.w3.org/1998/Math/MathML">
  <semantics>
    <mrow>
      <mrow>
        <mi>l</mi>
        <mo stretchy="false">=</mo>
        <mfrac>
          <mrow>
            <mn>2</mn>
            <msubsup>
              <mi>v</mi>
              <mn>0</mn>
              <mn>2</mn>
            </msubsup>
            <mi>sin</mi>
            <mo stretchy="false">α</mo>
            <mi>cos</mi>
            <mo stretchy="false">α</mo>
          </mrow>
          <mi>g</mi>
        </mfrac>
      </mrow>
      <mo stretchy="false">=</mo>
      <mfrac>
        <mrow>
          <msubsup>
            <mi>v</mi>
            <mn>0</mn>
            <mn>2</mn>
          </msubsup>
          <mi>sin</mi>
          <mn>2</mn>
          <mo stretchy="false">α</mo>
        </mrow>
        <mi>g</mi>
      </mfrac>
    </mrow>
    <annotation encoding="StarMath 5.0">l = {2 v^2_0 sin %ialpha cos %ialpha }over{g} = {v^2_0 sin 2 %ialpha  }over{g}</annotation>
  </semantics>
</math>
</file>

<file path=Object 23/content.xml><?xml version="1.0" encoding="utf-8"?>
<math xmlns="http://www.w3.org/1998/Math/MathML">
  <semantics>
    <mrow>
      <msub>
        <mi>h</mi>
        <mi mathvariant="italic">max</mi>
      </msub>
      <mo stretchy="false">=</mo>
      <mrow>
        <mi>h</mi>
        <mo stretchy="false">+</mo>
        <mfrac>
          <mrow>
            <msubsup>
              <mi>v</mi>
              <mn>0</mn>
              <mn>2</mn>
            </msubsup>
            <msup>
              <mi>sin</mi>
              <mn>2</mn>
            </msup>
            <mo stretchy="false">α</mo>
          </mrow>
          <mrow>
            <mn>2</mn>
            <mi>g</mi>
          </mrow>
        </mfrac>
      </mrow>
    </mrow>
    <annotation encoding="StarMath 5.0">h_max = h+ {v_0 ^2 sin ^2 %ialpha}over{2 g}</annotation>
  </semantics>
</math>
</file>

<file path=Object 24/content.xml><?xml version="1.0" encoding="utf-8"?>
<math xmlns="http://www.w3.org/1998/Math/MathML">
  <semantics>
    <mstyle mathvariant="bold">
      <mrow>
        <mtable>
          <mtr>
            <mtd>
              <mrow>
                <mover accent="true">
                  <mi>r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+</mo>
                    <mover accent="true">
                      <msub>
                        <mi>v</mi>
                        <mn>0</mn>
                      </msub>
                      <mo stretchy="false">⃗</mo>
                    </mover>
                  </mrow>
                </mrow>
                <mrow>
                  <mi>t</mi>
                  <mo stretchy="false">+</mo>
                  <mfrac>
                    <mrow>
                      <mover accent="true">
                        <mi>a</mi>
                        <mo stretchy="false">⃗</mo>
                      </mover>
                      <msup>
                        <mi>t</mi>
                        <mn>2</mn>
                      </msup>
                    </mrow>
                    <mn>2</mn>
                  </mfrac>
                </mrow>
              </mrow>
            </mtd>
          </mtr>
          <mtr>
            <mtd>
              <mrow>
                <mover accent="true">
                  <mi>v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v</mi>
                        <mn>0</mn>
                      </msub>
                      <mo stretchy="false">⃗</mo>
                    </mover>
                    <mo stretchy="false">+</mo>
                    <mover accent="true">
                      <mi>a</mi>
                      <mo stretchy="false">⃗</mo>
                    </mover>
                  </mrow>
                </mrow>
                <mi>t</mi>
              </mrow>
            </mtd>
          </mtr>
        </mtable>
      </mrow>
    </mstyle>
    <annotation encoding="StarMath 5.0">{bold {binom {vec r(t)=vec r_0 + vec v_0 t +{vec a t^2}over 2}  {vec v(t)=vec v_0 +vec a t}}}</annotation>
  </semantics>
</math>
</file>

<file path=Object 25/content.xml><?xml version="1.0" encoding="utf-8"?>
<math xmlns="http://www.w3.org/1998/Math/MathML">
  <semantics>
    <mtable>
      <mtr>
        <mtd>
          <mrow>
            <mo stretchy="false">ω</mo>
            <mrow>
              <mrow>
                <mo stretchy="false">(</mo>
                <mi>t</mi>
                <mo stretchy="false">)</mo>
              </mrow>
              <mo stretchy="false">=</mo>
              <mrow>
                <msub>
                  <mo stretchy="false">ω</mo>
                  <mn>0</mn>
                </msub>
                <mo stretchy="false">+</mo>
                <mrow>
                  <mo stretchy="false">β</mo>
                  <mo stretchy="false">⋅</mo>
                  <mi>t</mi>
                </mrow>
              </mrow>
            </mrow>
          </mrow>
        </mtd>
      </mtr>
      <mtr>
        <mtd>
          <mrow>
            <mo stretchy="false">Δ</mo>
            <mrow>
              <mo stretchy="false">ϕ</mo>
              <mo stretchy="false">=</mo>
              <mrow>
                <msub>
                  <mo stretchy="false">ϕ</mo>
                  <mn>0</mn>
                </msub>
                <mo stretchy="false">+</mo>
                <msub>
                  <mo stretchy="false">ω</mo>
                  <mn>0</mn>
                </msub>
              </mrow>
            </mrow>
            <mrow>
              <mi>t</mi>
              <mo stretchy="false">+</mo>
              <mfrac>
                <mrow>
                  <mo stretchy="false">β</mo>
                  <msup>
                    <mi>t</mi>
                    <mn>2</mn>
                  </msup>
                </mrow>
                <mn>2</mn>
              </mfrac>
            </mrow>
          </mrow>
        </mtd>
      </mtr>
    </mtable>
    <annotation encoding="StarMath 5.0">alignl %iomega (t) = %iomega_0 + %ibeta cdot t newline
%DELTA %iphi = %iphi _0 + %iomega _0 t + {%ibeta t^2}over 2</annotation>
  </semantics>
</math>
</file>

<file path=Object 26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=</mo>
          <mrow>
            <mover accent="true">
              <mo stretchy="false">ω</mo>
              <mo stretchy="false">⃗</mo>
            </mover>
            <mo stretchy="false">×</mo>
            <mover accent="true">
              <mi>R</mi>
              <mo stretchy="false">⃗</mo>
            </mover>
          </mrow>
        </mrow>
        <mo stretchy="false">=</mo>
        <mo stretchy="false">ω</mo>
      </mrow>
      <mrow>
        <mi>R</mi>
        <mo stretchy="false">⋅</mo>
        <mi>sin</mi>
      </mrow>
      <mrow>
        <mo stretchy="false">α</mo>
        <mover>
          <mo stretchy="false">=</mo>
          <mrow>
            <mo stretchy="false">α</mo>
            <mo stretchy="false">=</mo>
            <mfrac>
              <mo stretchy="false">π</mo>
              <mn>2</mn>
            </mfrac>
          </mrow>
        </mover>
        <mo stretchy="false">ω</mo>
      </mrow>
      <mi>R</mi>
    </mrow>
    <annotation encoding="StarMath 5.0">vec v = vec %iomega  times vec R = %iomega R cdot sin %ialpha = csup{%ialpha =%ipi over 2} %iomega R</annotation>
  </semantics>
</math>
</file>

<file path=Object 27/content.xml><?xml version="1.0" encoding="utf-8"?>
<math xmlns="http://www.w3.org/1998/Math/MathML">
  <semantics>
    <mrow>
      <mrow>
        <mrow>
          <mrow>
            <msub>
              <mi>a</mi>
              <mi>n</mi>
            </msub>
            <mo stretchy="false">=</mo>
            <mfrac>
              <msup>
                <mi>v</mi>
                <mn>2</mn>
              </msup>
              <mi>R</mi>
            </mfrac>
          </mrow>
          <mo stretchy="false">=</mo>
          <mfrac>
            <mrow>
              <msup>
                <mo stretchy="false">ω</mo>
                <mn>2</mn>
              </msup>
              <msup>
                <mi>R</mi>
                <mn>2</mn>
              </msup>
            </mrow>
            <mi>r</mi>
          </mfrac>
        </mrow>
        <mo stretchy="false">=</mo>
        <msup>
          <mo stretchy="false">ω</mo>
          <mn>2</mn>
        </msup>
      </mrow>
      <mrow>
        <mi>R</mi>
        <mo stretchy="false">=</mo>
        <mfrac>
          <mrow>
            <mn>4</mn>
            <msup>
              <mo stretchy="false">π</mo>
              <mn>2</mn>
            </msup>
          </mrow>
          <msup>
            <mi>T</mi>
            <mn>2</mn>
          </msup>
        </mfrac>
      </mrow>
      <mrow>
        <mi>R</mi>
        <mo stretchy="false">=</mo>
        <mn>4</mn>
      </mrow>
      <msup>
        <mo stretchy="false">π</mo>
        <mn>2</mn>
      </msup>
      <msup>
        <mi>n</mi>
        <mn>2</mn>
      </msup>
      <mi>R</mi>
    </mrow>
    <annotation encoding="StarMath 5.0">a_n = v^2 over R = {%iomega ^2 R^2}over r = %iomega^2 R= {4 %ipi^2}over T^2 R=4 %ipi ^2 n^2 R</annotation>
  </semantics>
</math>
</file>

<file path=Object 28/content.xml><?xml version="1.0" encoding="utf-8"?>
<math xmlns="http://www.w3.org/1998/Math/MathML">
  <semantics>
    <mrow>
      <mrow>
        <mrow>
          <mrow>
            <mfenced open="∣" close="∣">
              <mover accent="true">
                <msub>
                  <mi>a</mi>
                  <mo stretchy="false">τ</mo>
                </msub>
                <mo stretchy="false">⃗</mo>
              </mover>
            </mfenced>
            <mo stretchy="false">=</mo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frac>
                <mrow>
                  <mo stretchy="false">Δ</mo>
                  <mfenced open="∣" close="∣">
                    <mover accent="true">
                      <mi>v</mi>
                      <mo stretchy="false">⃗</mo>
                    </mover>
                  </mfenced>
                </mrow>
                <mrow>
                  <mo stretchy="false">Δ</mo>
                  <mi>t</mi>
                </mrow>
              </mfrac>
            </mrow>
          </mrow>
          <mo stretchy="false">=</mo>
          <mrow>
            <munder>
              <mi>lim</mi>
              <mrow>
                <mo stretchy="false">Δ</mo>
                <mi>t</mi>
                <mo stretchy="false">→</mo>
                <mn>0</mn>
              </mrow>
            </munder>
            <mfrac>
              <mrow>
                <mo stretchy="false">Δ</mo>
                <mrow>
                  <mo stretchy="false">(</mo>
                  <mrow>
                    <mo stretchy="false">ω</mo>
                    <mi>R</mi>
                  </mrow>
                  <mo stretchy="false">)</mo>
                </mrow>
              </mrow>
              <mrow>
                <mo stretchy="false">Δ</mo>
                <mi>t</mi>
              </mrow>
            </mfrac>
          </mrow>
        </mrow>
        <mo stretchy="false">=</mo>
        <mi>R</mi>
      </mrow>
      <mrow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 stretchy="false">ω</mo>
            </mrow>
            <mrow>
              <mo stretchy="false">Δ</mo>
              <mi>t</mi>
            </mrow>
          </mfrac>
        </mrow>
        <mo stretchy="false">=</mo>
        <mo stretchy="false">β</mo>
      </mrow>
      <mi>R</mi>
    </mrow>
    <annotation encoding="StarMath 5.0">abs{vec a_%itau }=lim csub{%DELTA t rightarrow 0} {{%DELTA abs vec v}over{%DELTA t}  }=lim csub{%DELTA t rightarrow 0} {{%DELTA (%iomega R)}over{%DELTA t}  }= R lim csub{%DELTA t rightarrow 0} {{%DELTA %iomega}over{%DELTA t}  }=%ibeta R</annotation>
  </semantics>
</math>
</file>

<file path=Object 29/content.xml><?xml version="1.0" encoding="utf-8"?>
<math xmlns="http://www.w3.org/1998/Math/MathML">
  <semantics>
    <mstyle mathsize="9pt">
      <mrow>
        <mrow>
          <mover accent="true">
            <mi>a</mi>
            <mo stretchy="false">⃗</mo>
          </mover>
          <mo stretchy="false">=</mo>
          <mfrac>
            <mover accent="true">
              <mi>F</mi>
              <mo stretchy="false">⃗</mo>
            </mover>
            <mi>m</mi>
          </mfrac>
        </mrow>
      </mrow>
    </mstyle>
    <annotation encoding="StarMath 5.0">size 9{vec a = vec F over m}</annotation>
  </semantics>
</math>
</file>

<file path=Object 3/content.xml><?xml version="1.0" encoding="utf-8"?>
<math xmlns="http://www.w3.org/1998/Math/MathML">
  <semantics>
    <mrow>
      <mo stretchy="false">η</mo>
      <mo stretchy="false">=</mo>
      <mfrac>
        <msub>
          <mi>A</mi>
          <mi mathvariant="italic">пол</mi>
        </msub>
        <msub>
          <mi>А</mi>
          <mi mathvariant="italic">соверш</mi>
        </msub>
      </mfrac>
    </mrow>
    <annotation encoding="StarMath 5.0">%ieta = A_пол over А_соверш</annotation>
  </semantics>
</math>
</file>

<file path=Object 30/content.xml><?xml version="1.0" encoding="utf-8"?>
<math xmlns="http://www.w3.org/1998/Math/MathML">
  <semantics>
    <mrow>
      <mrow>
        <msub>
          <mi>F</mi>
          <mi mathvariant="italic">мах</mi>
        </msub>
        <mo stretchy="false">=</mo>
        <mo stretchy="false">μ</mo>
      </mrow>
      <mi>N</mi>
      <mi/>
      <mrow>
        <mo stretchy="false">μ</mo>
        <mo stretchy="false">−</mo>
        <mi mathvariant="italic">коэфициент</mi>
      </mrow>
      <mi/>
      <mi mathvariant="italic">трения</mi>
      <mi/>
      <mi mathvariant="italic">покоя</mi>
    </mrow>
    <annotation encoding="StarMath 5.0">F_мах = %imu N  ~~%imu - коэфициент`трения`покоя</annotation>
  </semantics>
</math>
</file>

<file path=Object 31/content.xml><?xml version="1.0" encoding="utf-8"?>
<math xmlns="http://www.w3.org/1998/Math/MathML">
  <semantics>
    <mrow>
      <mrow>
        <mrow>
          <msub>
            <mi>F</mi>
            <mi mathvariant="italic">тp</mi>
          </msub>
          <mo stretchy="false">≈</mo>
          <msub>
            <mi>F</mi>
            <mi mathvariant="italic">мах</mi>
          </msub>
        </mrow>
        <mo stretchy="false">=</mo>
        <mo stretchy="false">μ</mo>
      </mrow>
      <mi>N</mi>
    </mrow>
    <annotation encoding="StarMath 5.0">F_тp approx F_мах = %imu N  </annotation>
  </semantics>
</math>
</file>

<file path=Object 32/content.xml><?xml version="1.0" encoding="utf-8"?>
<math xmlns="http://www.w3.org/1998/Math/MathML">
  <semantics>
    <mrow>
      <mi>t</mi>
      <mo stretchy="false">=</mo>
      <mfrac>
        <mi>x</mi>
        <mrow>
          <msub>
            <mi>v</mi>
            <mn>0</mn>
          </msub>
          <mi>cos</mi>
          <mo stretchy="false">α</mo>
        </mrow>
      </mfrac>
    </mrow>
    <annotation encoding="StarMath 5.0">t= {x}over{v_0 cos %ialpha}</annotation>
  </semantics>
</math>
</file>

<file path=Object 33/content.xml><?xml version="1.0" encoding="utf-8"?>
<math xmlns="http://www.w3.org/1998/Math/MathML">
  <semantics>
    <mrow>
      <mrow>
        <mi>y</mi>
        <mo stretchy="false">=</mo>
        <mrow>
          <mi>h</mi>
          <mo stretchy="false">+</mo>
          <mi>x</mi>
        </mrow>
      </mrow>
      <mi mathvariant="italic">tg</mi>
      <mrow>
        <mo stretchy="false">α</mo>
        <mo stretchy="false">−</mo>
        <mfrac>
          <mrow>
            <mi>g</mi>
            <msup>
              <mi>x</mi>
              <mn>2</mn>
            </msup>
          </mrow>
          <mrow>
            <mn>2</mn>
            <msubsup>
              <mi>v</mi>
              <mn>0</mn>
              <mn>2</mn>
            </msubsup>
            <msup>
              <mi>cos</mi>
              <mn>2</mn>
            </msup>
            <mo stretchy="false">α</mo>
          </mrow>
        </mfrac>
      </mrow>
    </mrow>
    <annotation encoding="StarMath 5.0">y= h+ x tg %ialpha - {g x^2}over{2 v_0 ^2 cos^2 %ialpha }</annotation>
  </semantics>
</math>
</file>

<file path=Object 34/content.xml><?xml version="1.0" encoding="utf-8"?>
<math xmlns="http://www.w3.org/1998/Math/MathML">
  <semantics>
    <mrow>
      <msub>
        <mi>t</mi>
        <mi mathvariant="italic">под</mi>
      </msub>
      <mo stretchy="false">=</mo>
      <mfrac>
        <mrow>
          <msub>
            <mi>v</mi>
            <mn>0</mn>
          </msub>
          <mi>sin</mi>
          <mo stretchy="false">α</mo>
        </mrow>
        <mi>g</mi>
      </mfrac>
    </mrow>
    <annotation encoding="StarMath 5.0">t_под = {v_0 sin %ialpha}over {g}</annotation>
  </semantics>
</math>
</file>

<file path=Object 35/content.xml><?xml version="1.0" encoding="utf-8"?>
<math xmlns="http://www.w3.org/1998/Math/MathML">
  <semantics>
    <mrow>
      <msub>
        <mi>t</mi>
        <mi mathvariant="italic">пол</mi>
      </msub>
      <mo stretchy="false">=</mo>
      <mfrac>
        <mrow>
          <msub>
            <mi>v</mi>
            <mn>0</mn>
          </msub>
          <mi>sin</mi>
          <mrow>
            <mo stretchy="false">α</mo>
            <mo stretchy="false">+</mo>
            <msqrt>
              <mrow>
                <msubsup>
                  <mi>v</mi>
                  <mn>0</mn>
                  <mn>2</mn>
                </msubsup>
                <msup>
                  <mi>sin</mi>
                  <mn>2</mn>
                </msup>
                <mrow>
                  <mo stretchy="false">α</mo>
                  <mo stretchy="false">+</mo>
                  <mn>2gh</mn>
                </mrow>
              </mrow>
            </msqrt>
          </mrow>
        </mrow>
        <mi>g</mi>
      </mfrac>
    </mrow>
    <annotation encoding="StarMath 5.0">t_пол = {v_0 sin %ialpha + sqrt {v_0 ^2 sin ^2 %ialpha +2gh}}over{g}</annotation>
  </semantics>
</math>
</file>

<file path=Object 36/content.xml><?xml version="1.0" encoding="utf-8"?>
<math xmlns="http://www.w3.org/1998/Math/MathML">
  <semantics>
    <mrow>
      <mrow>
        <mi>l</mi>
        <mo stretchy="false">=</mo>
        <mfrac>
          <mrow>
            <mn>2</mn>
            <msubsup>
              <mi>v</mi>
              <mn>0</mn>
              <mn>2</mn>
            </msubsup>
            <mi>sin</mi>
            <mo stretchy="false">α</mo>
            <mi>cos</mi>
            <mo stretchy="false">α</mo>
          </mrow>
          <mi>g</mi>
        </mfrac>
      </mrow>
      <mo stretchy="false">=</mo>
      <mfrac>
        <mrow>
          <msubsup>
            <mi>v</mi>
            <mn>0</mn>
            <mn>2</mn>
          </msubsup>
          <mi>sin</mi>
          <mn>2</mn>
          <mo stretchy="false">α</mo>
        </mrow>
        <mi>g</mi>
      </mfrac>
    </mrow>
    <annotation encoding="StarMath 5.0">l = {2 v^2_0 sin %ialpha cos %ialpha }over{g} = {v^2_0 sin 2 %ialpha  }over{g}</annotation>
  </semantics>
</math>
</file>

<file path=Object 37/content.xml><?xml version="1.0" encoding="utf-8"?>
<math xmlns="http://www.w3.org/1998/Math/MathML">
  <semantics>
    <mrow>
      <msub>
        <mi>h</mi>
        <mi mathvariant="italic">max</mi>
      </msub>
      <mo stretchy="false">=</mo>
      <mrow>
        <mi>h</mi>
        <mo stretchy="false">+</mo>
        <mfrac>
          <mrow>
            <msubsup>
              <mi>v</mi>
              <mn>0</mn>
              <mn>2</mn>
            </msubsup>
            <msup>
              <mi>sin</mi>
              <mn>2</mn>
            </msup>
            <mo stretchy="false">α</mo>
          </mrow>
          <mrow>
            <mn>2</mn>
            <mi>g</mi>
          </mrow>
        </mfrac>
      </mrow>
    </mrow>
    <annotation encoding="StarMath 5.0">h_max = h+ {v_0 ^2 sin ^2 %ialpha}over{2 g}</annotation>
  </semantics>
</math>
</file>

<file path=Object 38/content.xml><?xml version="1.0" encoding="utf-8"?>
<math xmlns="http://www.w3.org/1998/Math/MathML">
  <semantics>
    <mstyle mathvariant="bold">
      <mrow>
        <mtable>
          <mtr>
            <mtd>
              <mrow>
                <mover accent="true">
                  <mi>r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+</mo>
                    <mover accent="true">
                      <msub>
                        <mi>v</mi>
                        <mn>0</mn>
                      </msub>
                      <mo stretchy="false">⃗</mo>
                    </mover>
                  </mrow>
                </mrow>
                <mrow>
                  <mi>t</mi>
                  <mo stretchy="false">+</mo>
                  <mfrac>
                    <mrow>
                      <mover accent="true">
                        <mi>a</mi>
                        <mo stretchy="false">⃗</mo>
                      </mover>
                      <msup>
                        <mi>t</mi>
                        <mn>2</mn>
                      </msup>
                    </mrow>
                    <mn>2</mn>
                  </mfrac>
                </mrow>
              </mrow>
            </mtd>
          </mtr>
          <mtr>
            <mtd>
              <mrow>
                <mover accent="true">
                  <mi>v</mi>
                  <mo stretchy="false">⃗</mo>
                </mover>
                <mrow>
                  <mrow>
                    <mo stretchy="false">(</mo>
                    <mi>t</mi>
                    <mo stretchy="false">)</mo>
                  </mrow>
                  <mo stretchy="false">=</mo>
                  <mrow>
                    <mover accent="true">
                      <msub>
                        <mi>v</mi>
                        <mn>0</mn>
                      </msub>
                      <mo stretchy="false">⃗</mo>
                    </mover>
                    <mo stretchy="false">+</mo>
                    <mover accent="true">
                      <mi>a</mi>
                      <mo stretchy="false">⃗</mo>
                    </mover>
                  </mrow>
                </mrow>
                <mi>t</mi>
              </mrow>
            </mtd>
          </mtr>
        </mtable>
      </mrow>
    </mstyle>
    <annotation encoding="StarMath 5.0">{bold {binom {vec r(t)=vec r_0 + vec v_0 t +{vec a t^2}over 2}  {vec v(t)=vec v_0 +vec a t}}}</annotation>
  </semantics>
</math>
</file>

<file path=Object 39/content.xml><?xml version="1.0" encoding="utf-8"?>
<math xmlns="http://www.w3.org/1998/Math/MathML">
  <semantics>
    <mrow>
      <mrow>
        <mrow>
          <mi>v</mi>
          <mo stretchy="false">=</mo>
          <mfrac>
            <mrow>
              <mo stretchy="false">Δ</mo>
              <mi>s</mi>
            </mrow>
            <mrow>
              <mo stretchy="false">Δ</mo>
              <mi>t</mi>
            </mrow>
          </mfrac>
        </mrow>
        <mo stretchy="false">=</mo>
        <mo stretchy="false">ω</mo>
      </mrow>
      <mi>R</mi>
    </mrow>
    <annotation encoding="StarMath 5.0">v= {%DELTA s}over{%DELTA t}=%iomega R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over accent="true">
            <mi>F</mi>
            <mo stretchy="false">⃗</mo>
          </mover>
          <mo stretchy="false">⋅</mo>
          <mo stretchy="false">Δ</mo>
        </mrow>
      </mrow>
      <mrow>
        <mover accent="true">
          <mi>r</mi>
          <mo stretchy="false">⃗</mo>
        </mover>
        <mo stretchy="false">=</mo>
        <mrow>
          <mrow>
            <mfenced open="∣" close="∣">
              <mover accent="true">
                <mi>F</mi>
                <mo stretchy="false">⃗</mo>
              </mover>
            </mfenced>
            <mo stretchy="false">⋅</mo>
            <mfenced open="∣" close="∣">
              <mrow>
                <mo stretchy="false">Δ</mo>
                <mover accent="true">
                  <mi>r</mi>
                  <mo stretchy="false">⃗</mo>
                </mover>
              </mrow>
            </mfenced>
          </mrow>
          <mo stretchy="false">⋅</mo>
          <mi>cos</mi>
        </mrow>
      </mrow>
      <mo stretchy="false">α</mo>
      <mi/>
      <mrow>
        <mrow>
          <mrow>
            <mo stretchy="false">[</mo>
            <mi>A</mi>
            <mo stretchy="false">]</mo>
          </mrow>
          <mo stretchy="false">=</mo>
          <mi mathvariant="italic">Дж</mi>
        </mrow>
        <mo stretchy="false">=</mo>
        <mrow>
          <mi>H</mi>
          <mo stretchy="false">⋅</mo>
          <mi>м</mi>
        </mrow>
      </mrow>
    </mrow>
    <annotation encoding="StarMath 5.0">A=vec F cdot %DELTA vec r=
abs vec F cdot abs{ %DELTA vec { r}} cdot cos %ialpha ~~[A]=Дж=H cdot м</annotation>
  </semantics>
</math>
</file>

<file path=Object 40/content.xml><?xml version="1.0" encoding="utf-8"?>
<math xmlns="http://www.w3.org/1998/Math/MathML">
  <semantics>
    <mrow>
      <msub>
        <mover accent="true">
          <mo stretchy="false">ω</mo>
          <mo stretchy="false">⃗</mo>
        </mover>
        <mi mathvariant="italic">ср</mi>
      </msub>
      <mo stretchy="false">=</mo>
      <mfrac>
        <mrow>
          <mo stretchy="false">Δ</mo>
          <mover accent="true">
            <mo stretchy="false">ϕ</mo>
            <mo stretchy="false">⃗</mo>
          </mover>
        </mrow>
        <mrow>
          <mo stretchy="false">Δ</mo>
          <mi>t</mi>
        </mrow>
      </mfrac>
    </mrow>
    <annotation encoding="StarMath 5.0">{vec %iomega}_ср ={%DELTA vec %iphi} over{%DELTA t}</annotation>
  </semantics>
</math>
</file>

<file path=Object 41/content.xml><?xml version="1.0" encoding="utf-8"?>
<math xmlns="http://www.w3.org/1998/Math/MathML">
  <semantics>
    <mrow>
      <mover accent="true">
        <msub>
          <mo stretchy="false">β</mo>
          <mi mathvariant="italic">ср</mi>
        </msub>
        <mo stretchy="false">⃗</mo>
      </mover>
      <mo stretchy="false">=</mo>
      <mfrac>
        <mrow>
          <mo stretchy="false">Δ</mo>
          <mover accent="true">
            <mo stretchy="false">ω</mo>
            <mo stretchy="false">⃗</mo>
          </mover>
        </mrow>
        <mrow>
          <mo stretchy="false">Δ</mo>
          <mi>t</mi>
        </mrow>
      </mfrac>
    </mrow>
    <annotation encoding="StarMath 5.0">Vec {%ibeta} _ср ={%DELTA vec %iomega }over {%DELTA t}</annotation>
  </semantics>
</math>
</file>

<file path=Object 42/content.xml><?xml version="1.0" encoding="utf-8"?>
<math xmlns="http://www.w3.org/1998/Math/MathML">
  <semantics>
    <mrow>
      <mo stretchy="false">ν</mo>
      <mo stretchy="false">=</mo>
      <mfrac>
        <mn>1</mn>
        <mi>T</mi>
      </mfrac>
    </mrow>
    <annotation encoding="StarMath 5.0">%inu= 1 over T</annotation>
  </semantics>
</math>
</file>

<file path=Object 5/content.xml><?xml version="1.0" encoding="utf-8"?>
<math xmlns="http://www.w3.org/1998/Math/MathML">
  <semantics>
    <mrow>
      <msub>
        <mi>N</mi>
        <mi mathvariant="italic">cp</mi>
      </msub>
      <mo stretchy="false">=</mo>
      <mfrac>
        <mrow>
          <mo stretchy="false">Δ</mo>
          <mi>A</mi>
        </mrow>
        <mrow>
          <mo stretchy="false">Δ</mo>
          <mi>t</mi>
        </mrow>
      </mfrac>
    </mrow>
    <annotation encoding="StarMath 5.0">N_cp = {%DELTA A}over {%DELTA t} </annotation>
  </semantics>
</math>
</file>

<file path=Object 6/content.xml><?xml version="1.0" encoding="utf-8"?>
<math xmlns="http://www.w3.org/1998/Math/MathML">
  <semantics>
    <mrow>
      <mi>N</mi>
      <mo stretchy="false">=</mo>
      <mrow>
        <munder>
          <mi>lim</mi>
          <mrow>
            <mo stretchy="false">Δ</mo>
            <mi>t</mi>
            <mo stretchy="false">→</mo>
            <mn>0</mn>
          </mrow>
        </munder>
        <mfrac>
          <mrow>
            <mo stretchy="false">Δ</mo>
            <mi>A</mi>
          </mrow>
          <mrow>
            <mo stretchy="false">Δ</mo>
            <mi>t</mi>
          </mrow>
        </mfrac>
      </mrow>
    </mrow>
    <annotation encoding="StarMath 5.0">N = lim  csub{%DELTA t rightarrow 0} {{%DELTA A}over {%DELTA t}} </annotation>
  </semantics>
</math>
</file>

<file path=Object 7/content.xml><?xml version="1.0" encoding="utf-8"?>
<math xmlns="http://www.w3.org/1998/Math/MathML">
  <semantics>
    <mrow>
      <mrow>
        <mrow>
          <mo stretchy="false">[</mo>
          <mi>N</mi>
          <mo stretchy="false">]</mo>
        </mrow>
        <mo stretchy="false">=</mo>
        <mi mathvariant="italic">Вт</mi>
      </mrow>
      <mo stretchy="false">=</mo>
      <mfrac>
        <mi mathvariant="italic">Дж</mi>
        <mi>с</mi>
      </mfrac>
    </mrow>
    <annotation encoding="StarMath 5.0">[N]=Вт = Дж over с</annotation>
  </semantics>
</math>
</file>

<file path=Object 8/content.xml><?xml version="1.0" encoding="utf-8"?>
<math xmlns="http://www.w3.org/1998/Math/MathML">
  <semantics>
    <mstyle mathsize="9pt">
      <mrow>
        <mrow>
          <mover accent="true">
            <mi>a</mi>
            <mo stretchy="false">⃗</mo>
          </mover>
          <mo stretchy="false">=</mo>
          <mfrac>
            <mover accent="true">
              <mi>F</mi>
              <mo stretchy="false">⃗</mo>
            </mover>
            <mi>m</mi>
          </mfrac>
        </mrow>
      </mrow>
    </mstyle>
    <annotation encoding="StarMath 5.0">size 9{vec a = vec F over m}</annotation>
  </semantics>
</math>
</file>

<file path=Object 9/content.xml><?xml version="1.0" encoding="utf-8"?>
<math xmlns="http://www.w3.org/1998/Math/MathML">
  <semantics>
    <mrow>
      <mi>m</mi>
      <mrow>
        <mover accent="true">
          <mi>a</mi>
          <mo stretchy="false">⃗</mo>
        </mover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over accent="true">
              <mi>F</mi>
              <mo stretchy="false">⃗</mo>
            </mover>
            <mi>i</mi>
          </msub>
        </mrow>
      </mrow>
    </mrow>
    <annotation encoding="StarMath 5.0">m vec a = sum from{i=1} to{n} {vec F}_i  </annotation>
  </semantics>
</math>
</file>